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margin-top="0in" fo:margin-bottom="0in" loext:contextual-spacing="false" fo:line-height="100%"/>
      <style:text-properties style:font-name="Arial" fo:font-size="9.5pt" style:font-name-asian="Arial1" style:font-size-asian="9.5pt" style:font-name-complex="Arial1" style:font-size-complex="9.5pt"/>
    </style:style>
    <style:style style:name="P2" style:family="paragraph" style:parent-style-name="normal">
      <style:paragraph-properties fo:margin-top="0in" fo:margin-bottom="0in" loext:contextual-spacing="false" fo:line-height="100%"/>
      <style:text-properties style:font-name="Arial" fo:font-size="12pt" style:font-name-asian="Arial1" style:font-size-asian="12pt" style:font-name-complex="Arial1" style:font-size-complex="12pt"/>
    </style:style>
    <style:style style:name="P3" style:family="paragraph" style:parent-style-name="normal">
      <style:paragraph-properties fo:margin-top="0in" fo:margin-bottom="0in" loext:contextual-spacing="false" fo:line-height="100%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4" style:family="paragraph" style:parent-style-name="normal">
      <style:paragraph-properties fo:margin-top="0in" fo:margin-bottom="0in" loext:contextual-spacing="false" fo:line-height="100%"/>
      <style:text-properties style:font-name="Arial" fo:font-size="12pt" fo:font-weight="normal" officeooo:rsid="000b3e09" officeooo:paragraph-rsid="000b3e09" style:font-name-asian="Arial1" style:font-size-asian="12pt" style:font-weight-asian="normal" style:font-name-complex="Arial1" style:font-size-complex="12pt" style:font-weight-complex="normal"/>
    </style:style>
    <style:style style:name="P5" style:family="paragraph" style:parent-style-name="normal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paragraph-rsid="0021310d" fo:background-color="transparent" style:font-name-asian="Arial1" style:font-size-asian="12pt" style:font-style-asian="normal" style:font-weight-asian="normal" style:font-name-complex="Arial1" style:font-size-complex="12pt"/>
    </style:style>
    <style:style style:name="P6" style:family="paragraph" style:parent-style-name="normal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2cfc9" officeooo:paragraph-rsid="0032cfc9" fo:background-color="transparent" style:font-name-asian="Arial1" style:font-size-asian="12pt" style:font-style-asian="normal" style:font-weight-asian="normal" style:font-name-complex="Arial1" style:font-size-complex="12pt"/>
    </style:style>
    <style:style style:name="P7" style:family="paragraph" style:parent-style-name="normal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2fcb9" officeooo:paragraph-rsid="0032fcb9" fo:background-color="transparent" style:font-name-asian="Arial1" style:font-size-asian="12pt" style:font-style-asian="normal" style:font-weight-asian="normal" style:font-name-complex="Arial1" style:font-size-complex="12pt"/>
    </style:style>
    <style:style style:name="P8" style:family="paragraph" style:parent-style-name="normal">
      <loext:graphic-properties draw:fill="none" draw:fill-color="#ffffff"/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5in" style:auto-text-indent="false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9" style:family="paragraph" style:parent-style-name="normal">
      <loext:graphic-properties draw:fill="solid" draw:fill-color="#ffffff"/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5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10" style:family="paragraph" style:parent-style-name="normal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5in" style:auto-text-indent="false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11" style:family="paragraph" style:parent-style-name="normal">
      <loext:graphic-properties draw:fill="solid" draw:fill-color="#ffffff"/>
      <style:paragraph-properties fo:margin-left="0.5in" fo:margin-right="0in" fo:margin-top="0in" fo:margin-bottom="0in" loext:contextual-spacing="false" fo:line-height="100%" fo:text-indent="0in" style:auto-text-indent="false" fo:background-color="#ffffff"/>
      <style:text-properties fo:color="#000000" style:font-name="Arial" fo:font-size="12pt" style:font-name-asian="Arial1" style:font-size-asian="12pt" style:font-name-complex="Arial1" style:font-size-complex="12pt"/>
    </style:style>
    <style:style style:name="P12" style:family="paragraph" style:parent-style-name="normal">
      <loext:graphic-properties draw:fill="solid" draw:fill-color="#ffffff"/>
      <style:paragraph-properties fo:margin-left="0.5in" fo:margin-right="0in" fo:margin-top="0.1945in" fo:margin-bottom="0.1945in" loext:contextual-spacing="false" fo:line-height="100%" fo:text-indent="0in" style:auto-text-indent="false" fo:background-color="#ffffff"/>
      <style:text-properties fo:color="#000000" style:font-name="Arial" fo:font-size="8pt" style:font-name-asian="Arial1" style:font-size-asian="8pt" style:font-name-complex="Arial1" style:font-size-complex="8pt"/>
    </style:style>
    <style:style style:name="P13" style:family="paragraph" style:parent-style-name="normal">
      <loext:graphic-properties draw:fill="none" draw:fill-color="#ffffff"/>
      <style:paragraph-properties fo:margin-left="0.2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ackground-color="transparent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14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ackground-color="transparent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15" style:family="paragraph" style:parent-style-name="normal" style:master-page-name="Standard">
      <style:paragraph-properties fo:margin-top="0in" fo:margin-bottom="0in" loext:contextual-spacing="false" fo:line-height="100%" style:page-number="1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16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0d42e4" officeooo:paragraph-rsid="000d42e4" fo:background-color="transparent" style:font-name-asian="Arial1" style:font-size-asian="12pt" style:font-style-asian="normal" style:font-weight-asian="normal" style:font-name-complex="Arial1" style:font-size-complex="12pt"/>
    </style:style>
    <style:style style:name="P17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0f1f91" officeooo:paragraph-rsid="000f1f91" fo:background-color="transparent" style:font-name-asian="Arial1" style:font-size-asian="12pt" style:font-style-asian="normal" style:font-weight-asian="normal" style:font-name-complex="Arial1" style:font-size-complex="12pt"/>
    </style:style>
    <style:style style:name="P18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0e1f0" officeooo:paragraph-rsid="0010e1f0" fo:background-color="transparent" style:font-name-asian="Arial1" style:font-size-asian="12pt" style:font-style-asian="normal" style:font-weight-asian="normal" style:font-name-complex="Arial1" style:font-size-complex="12pt"/>
    </style:style>
    <style:style style:name="P19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52dc4" officeooo:paragraph-rsid="00152dc4" fo:background-color="transparent" style:font-name-asian="Arial1" style:font-size-asian="12pt" style:font-style-asian="normal" style:font-weight-asian="normal" style:font-name-complex="Arial1" style:font-size-complex="12pt"/>
    </style:style>
    <style:style style:name="P20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81928" officeooo:paragraph-rsid="00181928" fo:background-color="transparent" style:font-name-asian="Arial1" style:font-size-asian="12pt" style:font-style-asian="normal" style:font-weight-asian="normal" style:font-name-complex="Arial1" style:font-size-complex="12pt"/>
    </style:style>
    <style:style style:name="P21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56962" officeooo:paragraph-rsid="00156962" fo:background-color="transparent" style:font-name-asian="Arial1" style:font-size-asian="12pt" style:font-style-asian="normal" style:font-weight-asian="normal" style:font-name-complex="Arial1" style:font-size-complex="12pt"/>
    </style:style>
    <style:style style:name="P22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5b231" officeooo:paragraph-rsid="0015b231" fo:background-color="transparent" style:font-name-asian="Arial1" style:font-size-asian="12pt" style:font-style-asian="normal" style:font-weight-asian="normal" style:font-name-complex="Arial1" style:font-size-complex="12pt"/>
    </style:style>
    <style:style style:name="P23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696e0" officeooo:paragraph-rsid="001696e0" fo:background-color="transparent" style:font-name-asian="Arial1" style:font-size-asian="12pt" style:font-style-asian="normal" style:font-weight-asian="normal" style:font-name-complex="Arial1" style:font-size-complex="12pt"/>
    </style:style>
    <style:style style:name="P24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86d5f" officeooo:paragraph-rsid="00186d5f" fo:background-color="transparent" style:font-name-asian="Arial1" style:font-size-asian="12pt" style:font-style-asian="normal" style:font-weight-asian="normal" style:font-name-complex="Arial1" style:font-size-complex="12pt"/>
    </style:style>
    <style:style style:name="P25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8eaf1" officeooo:paragraph-rsid="0018eaf1" fo:background-color="transparent" style:font-name-asian="Arial1" style:font-size-asian="12pt" style:font-style-asian="normal" style:font-weight-asian="normal" style:font-name-complex="Arial1" style:font-size-complex="12pt"/>
    </style:style>
    <style:style style:name="P26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a8d1a" officeooo:paragraph-rsid="001a8d1a" fo:background-color="transparent" style:font-name-asian="Arial1" style:font-size-asian="12pt" style:font-style-asian="normal" style:font-weight-asian="normal" style:font-name-complex="Arial1" style:font-size-complex="12pt"/>
    </style:style>
    <style:style style:name="P27" style:family="paragraph" style:parent-style-name="normal" style:list-style-name="L2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c861c" officeooo:paragraph-rsid="001c861c" fo:background-color="transparent" style:font-name-asian="Arial1" style:font-size-asian="12pt" style:font-style-asian="normal" style:font-weight-asian="normal" style:font-name-complex="Arial1" style:font-size-complex="12pt"/>
    </style:style>
    <style:style style:name="P28" style:family="paragraph" style:parent-style-name="normal" style:list-style-name="L2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df6cf" officeooo:paragraph-rsid="001df6cf" fo:background-color="transparent" style:font-name-asian="Arial1" style:font-size-asian="12pt" style:font-style-asian="normal" style:font-weight-asian="normal" style:font-name-complex="Arial1" style:font-size-complex="12pt"/>
    </style:style>
    <style:style style:name="P29" style:family="paragraph" style:parent-style-name="normal" style:list-style-name="L2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fc5b9" officeooo:paragraph-rsid="001fc5b9" fo:background-color="transparent" style:font-name-asian="Arial1" style:font-size-asian="12pt" style:font-style-asian="normal" style:font-weight-asian="normal" style:font-name-complex="Arial1" style:font-size-complex="12pt"/>
    </style:style>
    <style:style style:name="P30" style:family="paragraph" style:parent-style-name="normal" style:list-style-name="L2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1310d" officeooo:paragraph-rsid="0021310d" fo:background-color="transparent" style:font-name-asian="Arial1" style:font-size-asian="12pt" style:font-style-asian="normal" style:font-weight-asian="normal" style:font-name-complex="Arial1" style:font-size-complex="12pt"/>
    </style:style>
    <style:style style:name="P31" style:family="paragraph" style:parent-style-name="normal" style:list-style-name="L2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2eadc" officeooo:paragraph-rsid="0022eadc" fo:background-color="transparent" style:font-name-asian="Arial1" style:font-size-asian="12pt" style:font-style-asian="normal" style:font-weight-asian="normal" style:font-name-complex="Arial1" style:font-size-complex="12pt"/>
    </style:style>
    <style:style style:name="P32" style:family="paragraph" style:parent-style-name="normal" style:list-style-name="L2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3b3d2" officeooo:paragraph-rsid="0023b3d2" fo:background-color="transparent" style:font-name-asian="Arial1" style:font-size-asian="12pt" style:font-style-asian="normal" style:font-weight-asian="normal" style:font-name-complex="Arial1" style:font-size-complex="12pt"/>
    </style:style>
    <style:style style:name="P33" style:family="paragraph" style:parent-style-name="normal" style:list-style-name="L2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52de5" officeooo:paragraph-rsid="00252de5" fo:background-color="transparent" style:font-name-asian="Arial1" style:font-size-asian="12pt" style:font-style-asian="normal" style:font-weight-asian="normal" style:font-name-complex="Arial1" style:font-size-complex="12pt"/>
    </style:style>
    <style:style style:name="P34" style:family="paragraph" style:parent-style-name="normal" style:list-style-name="L3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aef71" officeooo:paragraph-rsid="002aef71" fo:background-color="transparent" style:font-name-asian="Arial1" style:font-size-asian="12pt" style:font-style-asian="normal" style:font-weight-asian="normal" style:font-name-complex="Arial1" style:font-size-complex="12pt"/>
    </style:style>
    <style:style style:name="P35" style:family="paragraph" style:parent-style-name="normal" style:list-style-name="L3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bd5ff" officeooo:paragraph-rsid="002bd5ff" fo:background-color="transparent" style:font-name-asian="Arial1" style:font-size-asian="12pt" style:font-style-asian="normal" style:font-weight-asian="normal" style:font-name-complex="Arial1" style:font-size-complex="12pt"/>
    </style:style>
    <style:style style:name="P36" style:family="paragraph" style:parent-style-name="normal" style:list-style-name="L3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e2117" officeooo:paragraph-rsid="002e2117" fo:background-color="transparent" style:font-name-asian="Arial1" style:font-size-asian="12pt" style:font-style-asian="normal" style:font-weight-asian="normal" style:font-name-complex="Arial1" style:font-size-complex="12pt"/>
    </style:style>
    <style:style style:name="P37" style:family="paragraph" style:parent-style-name="normal" style:list-style-name="L3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f8177" officeooo:paragraph-rsid="002f8177" fo:background-color="transparent" style:font-name-asian="Arial1" style:font-size-asian="12pt" style:font-style-asian="normal" style:font-weight-asian="normal" style:font-name-complex="Arial1" style:font-size-complex="12pt"/>
    </style:style>
    <style:style style:name="P38" style:family="paragraph" style:parent-style-name="normal" style:list-style-name="L3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fe3ba" officeooo:paragraph-rsid="002fe3ba" fo:background-color="transparent" style:font-name-asian="Arial1" style:font-size-asian="12pt" style:font-style-asian="normal" style:font-weight-asian="normal" style:font-name-complex="Arial1" style:font-size-complex="12pt"/>
    </style:style>
    <style:style style:name="P39" style:family="paragraph" style:parent-style-name="normal" style:list-style-name="L3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febb5" officeooo:paragraph-rsid="002febb5" fo:background-color="transparent" style:font-name-asian="Arial1" style:font-size-asian="12pt" style:font-style-asian="normal" style:font-weight-asian="normal" style:font-name-complex="Arial1" style:font-size-complex="12pt"/>
    </style:style>
    <style:style style:name="P40" style:family="paragraph" style:parent-style-name="normal" style:list-style-name="L3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18de3" officeooo:paragraph-rsid="00318de3" fo:background-color="transparent" style:font-name-asian="Arial1" style:font-size-asian="12pt" style:font-style-asian="normal" style:font-weight-asian="normal" style:font-name-complex="Arial1" style:font-size-complex="12pt"/>
    </style:style>
    <style:style style:name="P41" style:family="paragraph" style:parent-style-name="normal" style:list-style-name="L3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318de3" fo:background-color="transparent" style:font-name-asian="Arial1" style:font-size-asian="12pt" style:font-style-asian="normal" style:font-weight-asian="normal" style:font-name-complex="Arial1" style:font-size-complex="12pt"/>
    </style:style>
    <style:style style:name="P42" style:family="paragraph" style:parent-style-name="normal" style:list-style-name="L3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2cfc9" officeooo:paragraph-rsid="0032cfc9" fo:background-color="transparent" style:font-name-asian="Arial1" style:font-size-asian="12pt" style:font-style-asian="normal" style:font-weight-asian="normal" style:font-name-complex="Arial1" style:font-size-complex="12pt"/>
    </style:style>
    <style:style style:name="P43" style:family="paragraph" style:parent-style-name="normal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2cfc9" officeooo:paragraph-rsid="0032cfc9" fo:background-color="transparent" style:font-name-asian="Arial1" style:font-size-asian="12pt" style:font-style-asian="normal" style:font-weight-asian="normal" style:font-name-complex="Arial1" style:font-size-complex="12pt"/>
    </style:style>
    <style:style style:name="P44" style:family="paragraph" style:parent-style-name="normal" style:list-style-name="L3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2fcb9" officeooo:paragraph-rsid="0032fcb9" fo:background-color="transparent" style:font-name-asian="Arial1" style:font-size-asian="12pt" style:font-style-asian="normal" style:font-weight-asian="normal" style:font-name-complex="Arial1" style:font-size-complex="12pt"/>
    </style:style>
    <style:style style:name="P45" style:family="paragraph" style:parent-style-name="normal" style:list-style-name="L2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paragraph-rsid="0021310d" fo:background-color="transparent" style:font-name-asian="Arial1" style:font-size-asian="12pt" style:font-style-asian="normal" style:font-weight-asian="normal" style:font-name-complex="Arial1" style:font-size-complex="12pt"/>
    </style:style>
    <style:style style:name="P46" style:family="paragraph" style:parent-style-name="normal" style:list-style-name="L1">
      <loext:graphic-properties draw:fill="none" draw:fill-color="#ffffff"/>
      <style:paragraph-properties fo:margin-top="0in" fo:margin-bottom="0in" loext:contextual-spacing="false" fo:line-height="115%" fo:text-align="start" style:justify-single-word="false" fo:orphans="2" fo:widows="2" fo:background-color="transparent" fo:padding="0in" fo:border="none"/>
      <style:text-properties fo:font-variant="normal" fo:text-transform="none" fo:color="#19c62b" style:text-line-through-style="none" style:text-line-through-type="none" style:text-position="0% 100%" style:font-name="Times New Roman" fo:font-size="12pt" fo:font-style="normal" style:text-underline-style="none" fo:font-weight="normal" officeooo:rsid="00152dc4" officeooo:paragraph-rsid="00152dc4" fo:background-color="transparent" style:font-name-asian="Arial1" style:font-size-asian="12pt" style:font-style-asian="normal" style:font-weight-asian="normal" style:font-name-complex="Arial1" style:font-size-complex="12pt"/>
    </style:style>
    <style:style style:name="P47" style:family="paragraph" style:parent-style-name="normal" style:list-style-name="L2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officeooo:rsid="001c861c" officeooo:paragraph-rsid="001c861c"/>
    </style:style>
    <style:style style:name="P48" style:family="paragraph" style:parent-style-name="normal" style:list-style-name="L2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officeooo:rsid="0022eadc" officeooo:paragraph-rsid="0022eadc"/>
    </style:style>
    <style:style style:name="P49" style:family="paragraph" style:parent-style-name="normal" style:list-style-name="L4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officeooo:paragraph-rsid="0035f4be"/>
    </style:style>
    <style:style style:name="P50" style:family="paragraph" style:parent-style-name="normal" style:list-style-name="L4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officeooo:paragraph-rsid="003617d0"/>
    </style:style>
    <style:style style:name="P51" style:family="paragraph" style:parent-style-name="normal" style:list-style-name="L4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officeooo:paragraph-rsid="00380d19"/>
    </style:style>
    <style:style style:name="P52" style:family="paragraph" style:parent-style-name="normal" style:list-style-name="L4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officeooo:paragraph-rsid="003988c9"/>
    </style:style>
    <style:style style:name="P53" style:family="paragraph" style:parent-style-name="normal" style:list-style-name="L4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officeooo:paragraph-rsid="003b4d04"/>
    </style:style>
    <style:style style:name="P54" style:family="paragraph" style:parent-style-name="normal" style:list-style-name="L4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officeooo:paragraph-rsid="003d0269"/>
    </style:style>
    <style:style style:name="P55" style:family="paragraph" style:parent-style-name="normal" style:list-style-name="L4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officeooo:paragraph-rsid="003d9966"/>
    </style:style>
    <style:style style:name="P56" style:family="paragraph" style:parent-style-name="normal" style:list-style-name="L4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officeooo:paragraph-rsid="003f25b4"/>
    </style:style>
    <style:style style:name="P57" style:family="paragraph" style:parent-style-name="normal" style:list-style-name="L4">
      <loext:graphic-properties draw:fill="none" draw:fill-color="#ffffff"/>
      <style:paragraph-properties fo:margin-top="0in" fo:margin-bottom="0in" loext:contextual-spacing="false" fo:line-height="100%" fo:text-align="start" style:justify-single-word="false" fo:orphans="2" fo:widows="2" fo:background-color="transparent" fo:padding="0in" fo:border="none"/>
      <style:text-properties officeooo:paragraph-rsid="003f5d7e"/>
    </style:style>
    <style:style style:name="P58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59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paragraph-rsid="001c861c" fo:background-color="transparent" style:font-name-asian="Arial1" style:font-size-asian="12pt" style:font-style-asian="normal" style:font-weight-asian="normal" style:font-name-complex="Arial1" style:font-size-complex="12pt"/>
    </style:style>
    <style:style style:name="P60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transparent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paragraph-rsid="0035f4be" fo:background-color="transparent" style:font-name-asian="Arial1" style:font-size-asian="12pt" style:font-style-asian="normal" style:font-weight-asian="normal" style:font-name-complex="Arial1" style:font-size-complex="12pt"/>
    </style:style>
    <style:style style:name="P61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transparent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62" style:family="paragraph" style:parent-style-name="normal" style:list-style-name="WWNum1">
      <loext:graphic-properties draw:fill="solid" draw:fill-color="#ffffff"/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1" style:font-size-asian="12pt" style:font-style-asian="normal" style:font-weight-asian="normal" style:font-name-complex="Arial1" style:font-size-complex="12pt"/>
    </style:style>
    <style:style style:name="P63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transparent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#ffffff" style:font-name-asian="Arial1" style:font-size-asian="12pt" style:font-style-asian="normal" style:font-weight-asian="normal" style:font-name-complex="Arial1" style:font-size-complex="12pt"/>
    </style:style>
    <style:style style:name="P64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transparent" fo:padding="0in" fo:border="none" fo:keep-with-next="auto"/>
    </style:style>
    <style:style style:name="P65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transparent" fo:padding="0in" fo:border="none" fo:keep-with-next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66" style:family="paragraph" style:parent-style-name="normal" style:list-style-name="WWNum1">
      <loext:graphic-properties draw:fill="none" draw:fill-color="#ffffff"/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-0.25in" style:auto-text-indent="false"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paragraph-rsid="0035f4be" fo:background-color="transparent" style:font-name-asian="Arial1" style:font-size-asian="12pt" style:font-style-asian="normal" style:font-weight-asian="normal" style:font-name-complex="Arial1" style:font-size-complex="12pt"/>
    </style:style>
    <style:style style:name="P67" style:family="paragraph" style:parent-style-name="normal" style:list-style-name="WWNum1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/>
      <style:text-properties fo:color="#000000" style:font-name="Arial" fo:font-size="12pt" style:font-name-asian="Arial1" style:font-size-asian="12pt" style:font-name-complex="Arial1" style:font-size-complex="12pt"/>
    </style:style>
    <style:style style:name="P68" style:family="paragraph" style:parent-style-name="normal" style:list-style-name="WWNum1">
      <loext:graphic-properties draw:fill="solid" draw:fill-color="#ffffff"/>
      <style:paragraph-properties fo:margin-left="0.5in" fo:margin-right="0in" fo:margin-top="0in" fo:margin-bottom="0.139in" loext:contextual-spacing="false" fo:line-height="115%" fo:text-align="start" style:justify-single-word="false" fo:keep-together="auto" fo:orphans="2" fo:widows="2" fo:text-indent="-0.25in" style:auto-text-indent="false" fo:background-color="#ffffff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fo:background-color="#ffffff" loext:char-shading-value="0" style:font-name-asian="Arial1" style:font-size-asian="12pt" style:font-style-asian="normal" style:font-weight-asian="normal" style:font-name-complex="Arial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italic" style:text-underline-style="none" fo:font-weight="normal" fo:background-color="transparent" loext:char-shading-value="0" style:font-name-asian="Arial1" style:font-size-asian="12pt" style:font-style-asian="italic" style:font-weight-asian="normal" style:font-name-complex="Arial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italic" style:text-underline-style="none" fo:font-weight="normal" fo:background-color="#ffffff" loext:char-shading-value="0" style:font-name-asian="Arial1" style:font-size-asian="12pt" style:font-style-asian="italic" style:font-weight-asian="normal" style:font-name-complex="Arial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1fc5b9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1310d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5f4be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617d0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80d19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988c9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b4d04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b9bc2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d0269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d9966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f25b4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3f5d7e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19" style:family="text">
      <style:text-properties fo:font-variant="normal" fo:text-transform="none" fo:color="#c9211e" style:text-line-through-style="none" style:text-line-through-type="none" style:text-position="0% 100%" style:font-name="Times New Roman" fo:font-size="12pt" fo:font-style="normal" style:text-underline-style="none" fo:font-weight="normal" officeooo:rsid="003f5d7e" fo:background-color="transparent" loext:char-shading-value="0" style:font-name-asian="Arial1" style:font-size-asian="12pt" style:font-style-asian="normal" style:font-weight-asian="normal" style:font-name-complex="Arial1" style:font-size-complex="12pt"/>
    </style:style>
    <style:style style:name="T20" style:family="text">
      <style:text-properties officeooo:rsid="0012a272"/>
    </style:style>
    <style:style style:name="T21" style:family="text">
      <style:text-properties officeooo:rsid="00142330"/>
    </style:style>
    <style:style style:name="T22" style:family="text">
      <style:text-properties officeooo:rsid="002bd5ff"/>
    </style:style>
    <style:style style:name="T23" style:family="text">
      <style:text-properties officeooo:rsid="002c8f35"/>
    </style:style>
    <style:style style:name="T24" style:family="text">
      <style:text-properties officeooo:rsid="002f8177"/>
    </style:style>
    <style:style style:name="T25" style:family="text">
      <style:text-properties officeooo:rsid="002fe3ba"/>
    </style:style>
    <style:style style:name="T26" style:family="text">
      <style:text-properties officeooo:rsid="002febb5"/>
    </style:style>
    <style:style style:name="T27" style:family="text">
      <style:text-properties officeooo:rsid="00318de3"/>
    </style:style>
    <style:style style:name="T28" style:family="text">
      <style:text-properties officeooo:rsid="0032cf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COMPREHENSIVE REVIEW READING LIST for Fall 2020 and Spring 2021</text:p>
      <text:p text:style-name="P3">Artificial Intelligence/Machine Learning (AI/ML)</text:p>
      <text:p text:style-name="P4">Note by: Zahid Hasan.</text:p>
      <text:p text:style-name="P1"/>
      <text:list xml:id="list552517918" text:style-name="WWNum1">
        <text:list-item>
          <text:p text:style-name="P58">McCarthy, J., and Hayes, P.(1969) Some Philosophical Problems from the</text:p>
        </text:list-item>
      </text:list>
      <text:p text:style-name="P8">Standpoint of Artificial Intelligence. Machine Intelligence. Vol. 4, p.463-502.</text:p>
      <text:list xml:id="list3330738776" text:style-name="L1">
        <text:list-item>
          <text:p text:style-name="P16">1. What is knowledge, causality 2. Formalism which can be proved about correctness and 3. Open question about (2)</text:p>
        </text:list-item>
        <text:list-item>
          <text:p text:style-name="P17">Problem representations in context of computation!!</text:p>
        </text:list-item>
        <text:list-item>
          <text:p text:style-name="P18">Knowledge and representation <text:span text:style-name="T20">(model of world/problem)</text:span>! - <text:span text:style-name="T21">should be able to answer the question. </text:span></text:p>
        </text:list-item>
        <text:list-item>
          <text:p text:style-name="P19">Intelligence definition</text:p>
          <text:list>
            <text:list-item>
              <text:p text:style-name="P46">Epistemological – Representation (This paper)</text:p>
            </text:list-item>
            <text:list-item>
              <text:p text:style-name="P19">heuristic – Rule based</text:p>
            </text:list-item>
          </text:list>
        </text:list-item>
        <text:list-item>
          <text:p text:style-name="P20">Philosophical Questions</text:p>
          <text:list>
            <text:list-item>
              <text:p text:style-name="P21">Necessity of philosophy!!</text:p>
            </text:list-item>
            <text:list-item>
              <text:p text:style-name="P21">Reasoning program (strategy to solve problem)</text:p>
            </text:list-item>
            <text:list-item>
              <text:p text:style-name="P21">Representations of the world </text:p>
            </text:list-item>
            <text:list-item>
              <text:p text:style-name="P22">Notion of ‘Can’</text:p>
            </text:list-item>
          </text:list>
        </text:list-item>
        <text:list-item>
          <text:p text:style-name="P23">Formalism </text:p>
          <text:list>
            <text:list-item>
              <text:p text:style-name="P20">situation</text:p>
            </text:list-item>
            <text:list-item>
              <text:p text:style-name="P20">Fluents (function of situation)</text:p>
            </text:list-item>
            <text:list-item>
              <text:p text:style-name="P24">causality </text:p>
            </text:list-item>
            <text:list-item>
              <text:p text:style-name="P24">Actions </text:p>
            </text:list-item>
            <text:list-item>
              <text:p text:style-name="P24">Strategies</text:p>
            </text:list-item>
            <text:list-item>
              <text:p text:style-name="P25">knowledge and ability </text:p>
            </text:list-item>
          </text:list>
        </text:list-item>
        <text:list-item>
          <text:p text:style-name="P26">Open Problems</text:p>
          <text:list>
            <text:list-item>
              <text:p text:style-name="P26">Approximate of results </text:p>
            </text:list-item>
            <text:list-item>
              <text:p text:style-name="P26">Meanings of Can</text:p>
            </text:list-item>
            <text:list-item>
              <text:p text:style-name="P26">Frame problem </text:p>
            </text:list-item>
            <text:list-item>
              <text:p text:style-name="P26">formal literature </text:p>
            </text:list-item>
            <text:list-item>
              <text:p text:style-name="P26">Probabilities </text:p>
            </text:list-item>
            <text:list-item>
              <text:p text:style-name="P26">parallel processing </text:p>
            </text:list-item>
          </text:list>
        </text:list-item>
        <text:list-item>
          <text:p text:style-name="P26">Discussion of Literature</text:p>
          <text:list>
            <text:list-item>
              <text:p text:style-name="P26">Modal logic</text:p>
            </text:list-item>
            <text:list-item>
              <text:p text:style-name="P26">Logic of Knowledge</text:p>
            </text:list-item>
            <text:list-item>
              <text:p text:style-name="P26">tense logics </text:p>
            </text:list-item>
            <text:list-item>
              <text:p text:style-name="P26">Logic and theory of action </text:p>
            </text:list-item>
            <text:list-item>
              <text:p text:style-name="P26">Counterfactuals </text:p>
            </text:list-item>
            <text:list-item>
              <text:p text:style-name="P26">Communication process </text:p>
            </text:list-item>
          </text:list>
        </text:list-item>
      </text:list>
      <text:p text:style-name="P8"/>
      <text:list xml:id="list194927211412328" text:continue-list="list552517918" text:style-name="WWNum1">
        <text:list-item>
          <text:p text:style-name="P59"><text:soft-page-break/>Tversky, A. and D. Kahneman (1974). Judgment under Uncertainty: Heuristics and Biases. Science 185: 1124-1131.</text:p>
        </text:list-item>
      </text:list>
      <text:list xml:id="list4216188221" text:style-name="L2">
        <text:list-item>
          <text:p text:style-name="P27">How probability is calculated and what causes error (different heuristics)?</text:p>
        </text:list-item>
        <text:list-item>
          <text:p text:style-name="P47"><text:span text:style-name="T6">Three heuristics are used to calculate the probability </text:span><text:span text:style-name="T7">(trial on human survey!!)</text:span></text:p>
          <text:list>
            <text:list-item>
              <text:p text:style-name="P27">Representativeness </text:p>
              <text:list>
                <text:list-item>
                  <text:p text:style-name="P27">One event to another event probability </text:p>
                </text:list-item>
                <text:list-item>
                  <text:p text:style-name="P28">Insensitivity to prior of outcomes </text:p>
                </text:list-item>
                <text:list-item>
                  <text:p text:style-name="P28">Insensitivity to sample size </text:p>
                </text:list-item>
                <text:list-item>
                  <text:p text:style-name="P29">Misconception of chance</text:p>
                </text:list-item>
                <text:list-item>
                  <text:p text:style-name="P29">Insensitivity to predictability <text:s/></text:p>
                </text:list-item>
                <text:list-item>
                  <text:p text:style-name="P29">The illusion of validity</text:p>
                </text:list-item>
                <text:list-item>
                  <text:p text:style-name="P29">Misconception of regression </text:p>
                </text:list-item>
              </text:list>
            </text:list-item>
            <text:list-item>
              <text:p text:style-name="P29">Availability </text:p>
              <text:list>
                <text:list-item>
                  <text:p text:style-name="P30">Frequency based</text:p>
                </text:list-item>
                <text:list-item>
                  <text:p text:style-name="P30">Biases due to the retrievability </text:p>
                </text:list-item>
                <text:list-item>
                  <text:p text:style-name="P48"><text:span text:style-name="T8">B</text:span><text:span text:style-name="T6">iases due to the effectiveness</text:span></text:p>
                </text:list-item>
                <text:list-item>
                  <text:p text:style-name="P31">Biases of imaginability </text:p>
                </text:list-item>
                <text:list-item>
                  <text:p text:style-name="P31">Illusory correction </text:p>
                </text:list-item>
              </text:list>
            </text:list-item>
            <text:list-item>
              <text:p text:style-name="P31">Adjustment and Anchoring </text:p>
              <text:list>
                <text:list-item>
                  <text:p text:style-name="P31">Insufficient Adjustment </text:p>
                </text:list-item>
                <text:list-item>
                  <text:p text:style-name="P32">Anchoring in the assessment of subjective probability distributions</text:p>
                </text:list-item>
              </text:list>
            </text:list-item>
          </text:list>
        </text:list-item>
        <text:list-item>
          <text:p text:style-name="P33">Discussion</text:p>
          <text:list>
            <text:list-item>
              <text:p text:style-name="P33">Cognitive biases</text:p>
            </text:list-item>
          </text:list>
        </text:list-item>
        <text:list-item>
          <text:p text:style-name="P33">Summary(Only required if needed)</text:p>
          <text:list>
            <text:list-item>
              <text:list>
                <text:list-header>
                  <text:p text:style-name="P45"><text:line-break/></text:p>
                </text:list-header>
              </text:list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94926212824848" text:continue-list="list194927211412328" text:style-name="WWNum1">
        <text:list-item>
          <text:p text:style-name="P58"><text:soft-page-break/>Jacob Devlin, et al.: BERT: Pre-training of Deep Bidirectional Transformers for Language Understanding, 2018.</text:p>
        </text:list-item>
      </text:list>
      <text:list xml:id="list1882473995" text:style-name="L3">
        <text:list-item>
          <text:p text:style-name="P34">Language representation model (Bidirectional encoder representations from transformers) – <text:span text:style-name="T25">Figure 1 [overall system pre-train and fine tune]</text:span></text:p>
        </text:list-item>
        <text:list-item>
          <text:p text:style-name="P34">Pretrained with unlabeled data (Fine tune with one additional layers for other <text:span text:style-name="T22">down streaming language </text:span>tasks) <text:span text:style-name="T22">[Learns the relationship between sentences and word in sentences – Contextual representation]</text:span></text:p>
          <text:list>
            <text:list-item>
              <text:p text:style-name="P34">Next sentence prediction <text:span text:style-name="T24">[text pair reps]</text:span> <text:span text:style-name="T24">(just there!)</text:span></text:p>
            </text:list-item>
            <text:list-item>
              <text:p text:style-name="P34">Masked language model <text:span text:style-name="T24">(my kind of MLM :))</text:span></text:p>
            </text:list-item>
          </text:list>
        </text:list-item>
        <text:list-item>
          <text:p text:style-name="P35">Empirically powerful!</text:p>
        </text:list-item>
        <text:list-item>
          <text:p text:style-name="P35">Inspiration from the work of Radford et. al. <text:span text:style-name="T23">(GPT), ELMo (Peters et al.)</text:span></text:p>
        </text:list-item>
        <text:list-item>
          <text:p text:style-name="P36">Solves the unidirectional approaches in pretraining! <text:span text:style-name="T24">(MLM)</text:span></text:p>
          <text:list>
            <text:list-item>
              <text:p text:style-name="P36">GPT left to right. (Sometimes may worse!)</text:p>
            </text:list-item>
          </text:list>
        </text:list-item>
        <text:list-item>
          <text:p text:style-name="P37">Related works <text:span text:style-name="T25">(with a bit of Tx learning)</text:span></text:p>
          <text:list>
            <text:list-item>
              <text:p text:style-name="P37">Unsupervised feature-based </text:p>
              <text:list>
                <text:list-item>
                  <text:p text:style-name="P38">ELMo and Embeddings features</text:p>
                </text:list-item>
              </text:list>
            </text:list-item>
            <text:list-item>
              <text:p text:style-name="P37">Unsupervised fine-tuning based</text:p>
              <text:list>
                <text:list-item>
                  <text:p text:style-name="P38">Unlabeled pretrain and supervised down-stream train</text:p>
                </text:list-item>
              </text:list>
            </text:list-item>
          </text:list>
        </text:list-item>
        <text:list-item>
          <text:p text:style-name="P38">Methodology</text:p>
          <text:list>
            <text:list-item>
              <text:p text:style-name="P38">Model architecture <text:span text:style-name="T26">(backbone Vaswani et al transformers) [hidden layers, self attention heads]</text:span></text:p>
              <text:list>
                <text:list-item>
                  <text:p text:style-name="P39">BERT base (GPT comparable)</text:p>
                </text:list-item>
                <text:list-item>
                  <text:p text:style-name="P39">BERT Large</text:p>
                </text:list-item>
              </text:list>
            </text:list-item>
            <text:list-item>
              <text:p text:style-name="P39">Input/Output reps [figure 2]</text:p>
            </text:list-item>
            <text:list-item>
              <text:p text:style-name="P40">Pre-Training (two tasks) – BoodsCorpus, Wikipedia data</text:p>
              <text:list>
                <text:list-item>
                  <text:p text:style-name="P40">Masked LM (3.1) – fill in the blanks</text:p>
                </text:list-item>
                <text:list-item>
                  <text:p text:style-name="P40">NSP – Relation between sentences</text:p>
                </text:list-item>
              </text:list>
            </text:list-item>
            <text:list-item>
              <text:p text:style-name="P40">Fine tuning (single text and text pairs)</text:p>
              <text:list>
                <text:list-item>
                  <text:p text:style-name="P40">Self-attention layer (!)</text:p>
                </text:list-item>
                <text:list-item>
                  <text:p text:style-name="P41"><text:span text:style-name="T27">Swapping appropriate </text:span><text:span text:style-name="T28">(task-specific)</text:span><text:span text:style-name="T27"> input/output</text:span></text:p>
                </text:list-item>
                <text:list-item>
                  <text:p text:style-name="P42">Paraphase, entailment, VQA, text classification/tagging </text:p>
                </text:list-item>
              </text:list>
            </text:list-item>
          </text:list>
        </text:list-item>
        <text:list-item>
          <text:p text:style-name="P42">Experiments</text:p>
          <text:list>
            <text:list-item>
              <text:p text:style-name="P42">11 NLP tasks</text:p>
            </text:list-item>
            <text:list-item>
              <text:p text:style-name="P44">GLUE (<text:a xlink:type="simple" xlink:href="https://openreview.net/pdf?id=rJ4km2R5t70" text:style-name="Internet_20_link" text:visited-style-name="Visited_20_Internet_20_Link">https://openreview.net/pdf?id=rJ4km2R5t70</text:a>)</text:p>
            </text:list-item>
            <text:list-item>
              <text:p text:style-name="P44">SquAD</text:p>
            </text:list-item>
            <text:list-item>
              <text:p text:style-name="P44">SWAG</text:p>
            </text:list-item>
          </text:list>
        </text:list-item>
        <text:list-item>
          <text:p text:style-name="P44">Ablation studies</text:p>
        </text:list-item>
      </text:list>
      <text:p text:style-name="P7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list xml:id="list194925575775212" text:continue-list="list194926212824848" text:style-name="WWNum1">
        <text:list-item>
          <text:p text:style-name="P60"><text:soft-page-break/>Fahlman, S. and Hinton,G. (1987) Connectionist Architectures for Artificial Intelligence, IEEE Computer 20(1):100-109.</text:p>
          <text:p text:style-name="P66"/>
        </text:list-item>
      </text:list>
      <text:list xml:id="list3065727482" text:style-name="L4">
        <text:list-item>
          <text:p text:style-name="P49"><text:span text:style-name="T9">problem with serial computing</text:span></text:p>
          <text:list>
            <text:list-item>
              <text:p text:style-name="P50"><text:span text:style-name="T9">Memory (human commonsense) is hard to encode</text:span></text:p>
            </text:list-item>
          </text:list>
        </text:list-item>
        <text:list-item>
          <text:p text:style-name="P51"><text:span text:style-name="T10">Inference in the noisy environment </text:span></text:p>
        </text:list-item>
        <text:list-item>
          <text:p text:style-name="P52"><text:span text:style-name="T11">representation like human (how)</text:span></text:p>
        </text:list-item>
        <text:list-item>
          <text:p text:style-name="P52"><text:span text:style-name="T12">requires parallel processing</text:span></text:p>
          <text:list>
            <text:list-item>
              <text:p text:style-name="P53"><text:span text:style-name="T12">connectionist method?</text:span></text:p>
            </text:list-item>
            <text:list-item>
              <text:p text:style-name="P54"><text:span text:style-name="T13">Store pattern in the connections </text:span><text:span text:style-name="T14">[need many connections]</text:span><text:span text:style-name="T13"> </text:span></text:p>
            </text:list-item>
          </text:list>
        </text:list-item>
        <text:list-item>
          <text:p text:style-name="P55"><text:span text:style-name="T15">connectionism</text:span></text:p>
          <text:list>
            <text:list-item>
              <text:p text:style-name="P55"><text:span text:style-name="T16">Information stored inside the units </text:span></text:p>
            </text:list-item>
            <text:list-item>
              <text:p text:style-name="P56"><text:span text:style-name="T16">Parallelism and search through units </text:span></text:p>
            </text:list-item>
            <text:list-item>
              <text:p text:style-name="P56"><text:span text:style-name="T17">Massage passing </text:span></text:p>
            </text:list-item>
          </text:list>
        </text:list-item>
        <text:list-item>
          <text:p text:style-name="P57"><text:span text:style-name="T17">Distributed representation</text:span></text:p>
        </text:list-item>
        <text:list-item>
          <text:p text:style-name="P57"><text:span text:style-name="T19">[there are more]</text:span><text:span text:style-name="T1"><text:line-break/></text:span></text:p>
        </text:list-item>
      </text:list>
      <text:list xml:id="list194927251610184" text:continue-list="list194925575775212" text:style-name="WWNum1">
        <text:list-item>
          <text:p text:style-name="P58"><text:bookmark text:name="_heading=h.gjdgxs"/>Yosinski, J., Clune, J., Bengio, Y., &amp; Lipson, H. (2014). How transferable are features in deep neural networks? In Advances in neural information processing systems (pp. 3320-3328). <text:line-break/></text:p>
        </text:list-item>
        <text:list-item>
          <text:p text:style-name="P58">Alavi, M. and D. E. Leidner (2001). Knowledge Management and Knowledge Management Systems: Conceptual Foundations and Research Issues. MIS Quarterly 25(1): 107-136.<text:line-break/></text:p>
        </text:list-item>
        <text:list-item>
          <text:p text:style-name="P58">Bolukbasi, Tolga, et al. "Man is to computer programmer as woman is to homemaker? Debiasing word embeddings." Advances in Neural Information Processing Systems. 2016.</text:p>
        </text:list-item>
      </text:list>
      <text:p text:style-name="P8"/>
      <text:list xml:id="list194925528894647" text:continue-numbering="true" text:style-name="WWNum1">
        <text:list-item>
          <text:p text:style-name="P64"><text:span text:style-name="T1">Woodridge, M., &amp; Jennings, N. R. (1995). Intelligent Agents: Theory and Practice. </text:span><text:span text:style-name="T4">The Knowledge Engineering Review</text:span><text:span text:style-name="T1">,10(2), 115-152.</text:span></text:p>
        </text:list-item>
      </text:list>
      <text:p text:style-name="P8"/>
      <text:list xml:id="list194925998785236" text:continue-numbering="true" text:style-name="WWNum1">
        <text:list-item>
          <text:p text:style-name="P62">Lawrence Page, Sergey Brin, Rajeev Motwani, Terry Winograd (1998). The PageRank citation ranking: Bringing order to the Web. 1998. Available at http://ilpubs.stanford.edu:8090/422/1/1999-66.pdf</text:p>
        </text:list-item>
      </text:list>
      <text:p text:style-name="P9"/>
      <text:list xml:id="list194927005631295" text:continue-numbering="true" text:style-name="WWNum1">
        <text:list-item>
          <text:p text:style-name="P58">Wang, F-Y., Zeng, D., Carley, K. M., &amp; Mao, W. (2007). Social Computing: From Social Informatics to Social intelligence. IEEE Intelligent Systems, 22(2), 79-83.</text:p>
        </text:list-item>
      </text:list>
      <text:p text:style-name="P8"/>
      <text:list xml:id="list194925975216506" text:continue-numbering="true" text:style-name="WWNum1">
        <text:list-item>
          <text:p text:style-name="P58">Gueorgi Kossinets and Duncan J. Watts (2006), Empirical Analysis of an Evolving Social Network, Science, 311 (5757), 88-90.<text:line-break/></text:p>
        </text:list-item>
        <text:list-item>
          <text:p text:style-name="P58">Adomavicius, G. and Tuzhillin, A. Toward the Next Generation of Recommender Systems: A Survey of the State-of-the-Art and Possible Extensions. IEEE Transactions on Knowledge and Data Engineering. 17(6), June 2005, 734-749.</text:p>
        </text:list-item>
      </text:list>
      <text:p text:style-name="P10"><text:soft-page-break/></text:p>
      <text:list xml:id="list194926087219946" text:continue-numbering="true" text:style-name="WWNum1">
        <text:list-item>
          <text:p text:style-name="P62">Koren, Y., Bell, R., &amp; Volinsky, C. (2009). Matrix factorization techniques for recommender systems. Computer, 42(8).</text:p>
        </text:list-item>
      </text:list>
      <text:p text:style-name="P9"/>
      <text:list xml:id="list194925984190498" text:continue-numbering="true" text:style-name="WWNum1">
        <text:list-item>
          <text:p text:style-name="P58">Sung-Pil Choi and Sung-HyonMyaeng (2012) Terminological Paraphrase Extraction from Scientific Literature Based on Predicate Argument Tuples. Journal of Information Science, 38(6) 593–611.</text:p>
        </text:list-item>
      </text:list>
      <text:p text:style-name="P10"/>
      <text:list xml:id="list194926197008768" text:continue-numbering="true" text:style-name="WWNum1">
        <text:list-item>
          <text:p text:style-name="P62">Griffiths, T. L., &amp; Steyvers, M. (2004). Finding scientific topics. Proceedings of the National academy of Sciences, 101(suppl 1), 5228-5235.<text:line-break/></text:p>
        </text:list-item>
        <text:list-item>
          <text:p text:style-name="P62">A L Berger, S A Della Pietra, V J Della Pietra (1996). A Maximum Entropy Approach to Natural Language Processing. Computational Linguistics, 1996.</text:p>
        </text:list-item>
      </text:list>
      <text:p text:style-name="P9"/>
      <text:list xml:id="list194926434570795" text:continue-numbering="true" text:style-name="WWNum1">
        <text:list-item>
          <text:p text:style-name="P58">M. Simpson, and D. Demner-Fushman (2012) Biomedical Text Mining: A Survey of Recent Progress. C.C. Aggarwal and C.X. Zhai (eds.). Mining Text Data, Springer.</text:p>
        </text:list-item>
      </text:list>
      <text:p text:style-name="P2"/>
      <text:list xml:id="list194926268445007" text:continue-numbering="true" text:style-name="WWNum1">
        <text:list-item>
          <text:p text:style-name="P67">LeCun, Yann, Yoshua Bengio, and Geoffrey Hinton <text:s/>(2015). Deep Learning, Nature 521( 7553), <text:s/>436-444.</text:p>
        </text:list-item>
      </text:list>
      <text:p text:style-name="P11"/>
      <text:list xml:id="list194925485074238" text:continue-numbering="true" text:style-name="WWNum1">
        <text:list-item>
          <text:p text:style-name="P68"><text:span text:style-name="T1">C J C Burges (1998). A Tutorial on Support Vector Machines for Pattern Recognition. Data Mining and Knowledge Discovery. 2, p. 121-167. Available at </text:span><text:a xlink:type="simple" xlink:href="http://research.microsoft.com/pubs/67119/svmtutorial.pdf" text:style-name="Standard" text:visited-style-name="Standard"><text:span text:style-name="T3">http://research.microsoft.com/pubs/67119/svmtutorial.pdf</text:span></text:a></text:p>
        </text:list-item>
        <text:list-item>
          <text:p text:style-name="P65"><text:span text:style-name="T1">Mikolov, T., Sutskever, I., Chen, K., Corrado, G. S., &amp; Dean, J. (2013). Distributed representations of words and phrases and their compositionality. In Advances in neural information processing systems (pp. 3111-3119).</text:span><text:span text:style-name="T2"><text:line-break/></text:span></text:p>
        </text:list-item>
        <text:list-item>
          <text:p text:style-name="P63">Ghahramani, Z., &amp; Jordan, M. I. (1997). Factorial Hidden Markov models, Machine Learning, 29, pp. 245–273<text:line-break/></text:p>
        </text:list-item>
        <text:list-item>
          <text:p text:style-name="P63">Demetrios Zeinalipour-Yazti, Christos Laoudias, Constandinos Costa, Michail Vlachos, Maria I. Andreou, Dimitrios Gunopulos (2013). Crowd sourced Trace Similarity with Smartphones, IEEE Transactions on Knowledge &amp; Data Engineering, vol.25, no. 6, pp. 1240-1253, June 2013<text:line-break/></text:p>
        </text:list-item>
        <text:list-item>
          <text:p text:style-name="P58">Anind K. Dey, Daniel Salber and Gregory D. Abowd (2001). A Conceptual Framework and a Toolkit for Supporting the Rapid Prototyping of Context-aware Applications. Human Computer Interaction. 16 (2-4), pp. 97-166</text:p>
        </text:list-item>
      </text:list>
      <text:p text:style-name="P2"/>
      <text:list xml:id="list194927342554475" text:continue-numbering="true" text:style-name="WWNum1">
        <text:list-item>
          <text:p text:style-name="P63">Philemon Brakel and Dirk Stroobandt and Benjamin Schrauwen, Training Energy-Based Models for Time-Series Imputation, Journal of Machine Learning Research, pp. 2771-2797, 2013<text:line-break/></text:p>
        </text:list-item>
        <text:list-item>
          <text:p text:style-name="P64"><text:soft-page-break/><text:span text:style-name="T2">Abbasi, Ahmed; Zhang, Zhu; Zimbra, David; Chen, Hsinchun; and Nunamaker, Jay F. Jr.. (2010). "Detecting Fake Websites: The Contribution of Statistical Learning Theory," </text:span><text:span text:style-name="T5">MIS Quarterly</text:span><text:span text:style-name="T2">, (34: 3) pp.435-461.<text:line-break/></text:span></text:p>
        </text:list-item>
        <text:list-item>
          <text:p text:style-name="P61">Hevner, A.R., March, S.T., Jinsoo Park, J. and Ram, S. (2004).Design Science in Information Systems Research. MIS Quarterly. 28(1), 75-105.<text:line-break/></text:p>
        </text:list-item>
        <text:list-item>
          <text:p text:style-name="P61">BERNERS-LEE, TIM, JAMES HENDLER, and ORA LASSILA. "THE SEMANTIC WEB." Scientific American 284, no. 5 (2001): 34-43. http://www.jstor.org/stable/26059207.<text:line-break/></text:p>
        </text:list-item>
        <text:list-item>
          <text:p text:style-name="P61">Airoldi, E. M., Blei, D. M., Fienberg, S. E., &amp; Xing, E. P. (2008). Mixed membership stochastic blockmodels. Journal of Machine Learning Research, 9(Sep), 1981-2014.<text:line-break/></text:p>
        </text:list-item>
        <text:list-item>
          <text:p text:style-name="P61">Goodfellow, Ian, Jean Pouget-Abadie, Mehdi Mirza, Bing Xu, David Warde-Farley, Sherjil Ozair, Aaron Courville, and Yoshua Bengio. "Generative adversarial nets." In Advances in neural information processing systems, pp. 2672-2680. 2014.<text:line-break/></text:p>
        </text:list-item>
        <text:list-item>
          <text:p text:style-name="P61">Blei, D. M. (2014). Build, compute, critique, repeat: Data analysis with latent variable models. Annual Review of Statistics and Its Application, 1, 203-232. <text:s/></text:p>
        </text:list-item>
      </text:list>
      <text:p text:style-name="P14"><text:line-break/></text:p>
      <text:p text:style-name="P12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normal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normal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Courier New1" style:font-family-complex="'Courier New'" style:font-family-generic-complex="system" style:font-pitch-complex="variable" style:font-size-complex="10pt"/>
    </style:style>
    <style:style style:name="annotation_20_text" style:display-name="annotation text" style:family="paragraph" style:parent-style-name="normal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-link-wrapp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hidden" style:family="text" style:parent-style-name="Default_20_Paragraph_20_Font"/>
    <style:style style:name="medium-font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Courier New1" style:font-family-complex="'Courier New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-first-element" style:family="text" style:parent-style-name="Default_20_Paragraph_20_Font"/>
    <style:style style:name="cit-auth" style:family="text" style:parent-style-name="Default_20_Paragraph_20_Font"/>
    <style:style style:name="cit-sep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cit-print-date" style:family="text" style:parent-style-name="Default_20_Paragraph_20_Font"/>
    <style:style style:name="cit-vol" style:family="text" style:parent-style-name="Default_20_Paragraph_20_Font"/>
    <style:style style:name="cit-issue" style:family="text" style:parent-style-name="Default_20_Paragraph_20_Font"/>
    <style:style style:name="cit-first-page" style:family="text" style:parent-style-name="Default_20_Paragraph_20_Font"/>
    <style:style style:name="cit-last-page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01T02:00:00</meta:creation-date>
    <meta:initial-creator>z</meta:initial-creator>
    <meta:generator>LibreOffice/6.4.6.2$Linux_X86_64 LibreOffice_project/40$Build-2</meta:generator>
    <dc:date>2020-12-31T19:49:25.106507854</dc:date>
    <meta:editing-duration>P2DT12H44M12S</meta:editing-duration>
    <meta:editing-cycles>33</meta:editing-cycles>
    <meta:document-statistic meta:table-count="0" meta:image-count="0" meta:object-count="0" meta:page-count="6" meta:paragraph-count="134" meta:word-count="1248" meta:character-count="8492" meta:non-whitespace-character-count="7444"/>
  </office:meta>
</office:document-meta>
</file>